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991*"/>
    </style:style>
    <style:style style:name="Table1.B" style:family="table-column">
      <style:table-column-properties style:column-width="1.3833in" style:rel-column-width="1992*"/>
    </style:style>
    <style:style style:name="Table1.F" style:family="table-column">
      <style:table-column-properties style:column-width="1.384in" style:rel-column-width="1993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9eb27" officeooo:paragraph-rsid="0028ba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9eb27" officeooo:paragraph-rsid="0022b1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4e4e58" officeooo:paragraph-rsid="0019eb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24d01c" officeooo:paragraph-rsid="0028bad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242ae4" officeooo:paragraph-rsid="0028bad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6894de" officeooo:paragraph-rsid="006894d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style:text-underline-style="none" fo:font-weight="normal" officeooo:rsid="0033b5d3" officeooo:paragraph-rsid="0033b5d3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style:text-underline-style="none" fo:font-weight="normal" officeooo:rsid="002a30f2" officeooo:paragraph-rsid="002a30f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style:text-underline-style="none" fo:font-weight="normal" officeooo:rsid="0024d01c" officeooo:paragraph-rsid="005a9f32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style:text-underline-style="none" fo:font-weight="normal" officeooo:rsid="004d7660" officeooo:paragraph-rsid="004d766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2bef36" officeooo:paragraph-rsid="002bef36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bef36" officeooo:paragraph-rsid="005a9f32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cf8fa" officeooo:paragraph-rsid="002cf8fa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cf8fa" officeooo:paragraph-rsid="005a9f3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e88a4" officeooo:paragraph-rsid="002e88a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paragraph-rsid="002a30f2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55f6e1" officeooo:paragraph-rsid="0055f6e1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44bdf6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cf8fa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59c4f1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5a9f32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6894de"/>
    </style:style>
    <style:style style:name="P23" style:family="paragraph" style:parent-style-name="Standard">
      <style:paragraph-properties fo:text-align="start" style:justify-single-word="false"/>
      <style:text-properties officeooo:paragraph-rsid="006c9df1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2" fo:font-size="12pt" fo:font-weight="normal" officeooo:rsid="006894de" officeooo:paragraph-rsid="006894de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6c9df1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6c9df1" style:font-weight-asian="bold" style:font-weight-complex="bold"/>
    </style:style>
    <style:style style:name="T1" style:family="text">
      <style:text-properties style:font-name="DejaVu Sans Condensed2" fo:font-size="12pt" fo:font-weight="normal" officeooo:rsid="006894de" style:font-size-asian="12pt" style:font-weight-asian="normal" style:font-size-complex="12pt" style:font-weight-complex="normal"/>
    </style:style>
    <style:style style:name="T2" style:family="text">
      <style:text-properties style:font-name="DejaVu Sans Condensed2" fo:font-size="12pt" officeooo:rsid="002a30f2" style:font-size-asian="12pt" style:font-size-complex="12pt"/>
    </style:style>
    <style:style style:name="T3" style:family="text">
      <style:text-properties style:font-name="DejaVu Sans Condensed2" fo:font-size="12pt" officeooo:rsid="0024d01c" style:font-size-asian="12pt" style:font-size-complex="12pt"/>
    </style:style>
    <style:style style:name="T4" style:family="text">
      <style:text-properties style:font-name="DejaVu Sans Condensed2" fo:font-size="12pt" fo:font-weight="bold" officeooo:rsid="00549a22" style:font-size-asian="12pt" style:font-weight-asian="bold" style:font-size-complex="12pt" style:font-weight-complex="bold"/>
    </style:style>
    <style:style style:name="T5" style:family="text">
      <style:text-properties style:font-name="DejaVu Sans Condensed2" fo:font-size="12pt" fo:font-weight="bold" officeooo:rsid="002a30f2" style:font-size-asian="12pt" style:font-weight-asian="bold" style:font-size-complex="12pt" style:font-weight-complex="bold"/>
    </style:style>
    <style:style style:name="T6" style:family="text">
      <style:text-properties style:font-name="DejaVu Sans Condensed2" fo:font-size="12pt" fo:font-weight="bold" officeooo:rsid="0041ce94" style:font-size-asian="12pt" style:font-weight-asian="bold" style:font-size-complex="12pt" style:font-weight-complex="bold"/>
    </style:style>
    <style:style style:name="T7" style:family="text">
      <style:text-properties style:font-name="DejaVu Sans Condensed2" fo:font-size="12pt" fo:font-weight="bold" officeooo:rsid="005b540c" style:font-size-asian="12pt" style:font-weight-asian="bold" style:font-size-complex="12pt" style:font-weight-complex="bold"/>
    </style:style>
    <style:style style:name="T8" style:family="text">
      <style:text-properties style:font-name="DejaVu Sans Condensed2" fo:font-size="12pt" fo:font-weight="bold" officeooo:rsid="005c6b8a" style:font-size-asian="12pt" style:font-weight-asian="bold" style:font-size-complex="12pt" style:font-weight-complex="bold"/>
    </style:style>
    <style:style style:name="T9" style:family="text">
      <style:text-properties style:font-name="DejaVu Sans Condensed2" fo:font-size="12pt" fo:font-weight="bold" officeooo:rsid="00676a88" style:font-size-asian="12pt" style:font-weight-asian="bold" style:font-size-complex="12pt" style:font-weight-complex="bold"/>
    </style:style>
    <style:style style:name="T10" style:family="text">
      <style:text-properties style:font-name="DejaVu Sans Condensed2" fo:font-size="12pt" fo:font-weight="bold" officeooo:rsid="006894de" style:font-size-asian="12pt" style:font-weight-asian="bold" style:font-size-complex="12pt" style:font-weight-complex="bold"/>
    </style:style>
    <style:style style:name="T11" style:family="text">
      <style:text-properties style:font-name="DejaVu Sans Condensed2" fo:font-size="12pt" fo:font-weight="bold" officeooo:rsid="00696317" style:font-size-asian="12pt" style:font-weight-asian="bold" style:font-size-complex="12pt" style:font-weight-complex="bold"/>
    </style:style>
    <style:style style:name="T12" style:family="text">
      <style:text-properties style:font-name="DejaVu Sans Condensed2" fo:font-size="12pt" fo:font-weight="bold" officeooo:rsid="006aba9c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3b5d3" style:font-weight-asian="bold" style:font-weight-complex="bold"/>
    </style:style>
    <style:style style:name="T15" style:family="text">
      <style:text-properties fo:font-weight="bold" officeooo:rsid="002bef36" style:font-weight-asian="bold" style:font-weight-complex="bold"/>
    </style:style>
    <style:style style:name="T16" style:family="text">
      <style:text-properties officeooo:rsid="002cf8fa"/>
    </style:style>
    <style:style style:name="T17" style:family="text">
      <style:text-properties officeooo:rsid="002e88a4"/>
    </style:style>
    <style:style style:name="T18" style:family="text">
      <style:text-properties officeooo:rsid="002f2c15"/>
    </style:style>
    <style:style style:name="T19" style:family="text">
      <style:text-properties officeooo:rsid="0033b5d3"/>
    </style:style>
    <style:style style:name="T20" style:family="text">
      <style:text-properties officeooo:rsid="001ecd05"/>
    </style:style>
    <style:style style:name="T21" style:family="text">
      <style:text-properties officeooo:rsid="001f346c"/>
    </style:style>
    <style:style style:name="T22" style:family="text">
      <style:text-properties style:text-line-through-style="none" style:text-line-through-type="none" style:font-name="DejaVu Sans Condensed2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2" fo:font-size="12pt" fo:font-weight="normal" officeooo:rsid="0044bdf6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2" fo:font-size="12pt" fo:font-weight="normal" officeooo:rsid="004f264b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2" fo:font-size="12pt" fo:font-weight="normal" officeooo:rsid="0033b5d3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2" fo:font-size="12pt" fo:font-weight="normal" officeooo:rsid="00531163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2" fo:font-size="12pt" fo:font-weight="normal" officeooo:rsid="002cf8fa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2" fo:font-size="12pt" fo:font-weight="normal" officeooo:rsid="002e88a4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2" fo:font-size="12pt" fo:font-weight="bold" officeooo:rsid="0044bdf6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2" fo:font-size="12pt" fo:font-weight="bold" officeooo:rsid="004d7660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2" fo:font-size="12pt" style:text-underline-style="none" fo:font-weight="normal" officeooo:rsid="0059c4f1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2" fo:font-size="12pt" style:text-underline-style="none" fo:font-weight="normal" officeooo:rsid="0033b5d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2" fo:font-size="12pt" style:text-underline-style="none" fo:font-weight="bold" officeooo:rsid="0059c4f1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2" fo:font-size="12pt" style:text-underline-style="none" fo:font-weight="bold" officeooo:rsid="0033b5d3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normal" officeooo:rsid="005a9f32" style:font-size-asian="12pt" style:font-weight-asian="normal" style:font-size-complex="12pt" style:font-weight-complex="normal"/>
    </style:style>
    <style:style style:name="T36" style:family="text">
      <style:text-properties officeooo:rsid="0051dbc9"/>
    </style:style>
    <style:style style:name="T37" style:family="text">
      <style:text-properties officeooo:rsid="005200b4"/>
    </style:style>
    <style:style style:name="T38" style:family="text">
      <style:text-properties officeooo:rsid="005a9f32"/>
    </style:style>
    <style:style style:name="T39" style:family="text">
      <style:text-properties style:font-name="DejaVu Sans Condensed1" officeooo:rsid="005a9f32"/>
    </style:style>
    <style:style style:name="T40" style:family="text">
      <style:text-properties style:font-name="DejaVu Sans Condensed1" fo:font-weight="bold" officeooo:rsid="005a9f32" style:font-weight-asian="bold" style:font-weight-complex="bold"/>
    </style:style>
    <style:style style:name="T41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25">1<text:span text:style-name="T41">xx</text:span> - Controls</text:p>
          </table:table-cell>
          <table:table-cell table:style-name="Table1.A1" office:value-type="string">
            <text:p text:style-name="P26">2xx - Ground</text:p>
          </table:table-cell>
          <table:table-cell table:style-name="Table1.C1" office:value-type="string">
            <text:p text:style-name="P26">3xx - Flight</text:p>
          </table:table-cell>
          <table:table-cell table:style-name="Table1.D1" office:value-type="string">
            <text:p text:style-name="P26">4xx - A2A</text:p>
          </table:table-cell>
          <table:table-cell table:style-name="Table1.A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23"><text:span text:style-name="T8">3</text:span><text:span text:style-name="T9">0</text:span><text:span text:style-name="T12">1</text:span><text:span text:style-name="T6"> - </text:span><text:span text:style-name="T7">Flight - </text:span><text:span text:style-name="T4">Takeoff, Landing</text:span><text:span text:style-name="T11">, AAR</text:span></text:p>
      <text:p text:style-name="P2"/>
      <text:p text:style-name="P4">Takeoff</text:p>
      <text:list text:style-name="L1">
        <text:list-item>
          <text:p text:style-name="P7">Turn on <text:span text:style-name="T13">NWS</text:span> to taxi <text:span text:style-name="T20">(</text:span><text:span text:style-name="T21">"AR NWS" </text:span><text:span text:style-name="T20">light shows in small vertical light stack to right of HUD).</text:span></text:p>
        </text:list-item>
        <text:list-item>
          <text:p text:style-name="P8"><text:span text:style-name="T19">On takeoff run, d</text:span>isengage NWS at <text:span text:style-name="T13">70 kts</text:span>.</text:p>
        </text:list-item>
        <text:list-item>
          <text:p text:style-name="P16"><text:span text:style-name="T2">Takeoff speed is </text:span><text:span text:style-name="T5">128 kts to 198 kts</text:span><text:span text:style-name="T2"> depending on weight</text:span><text:span text:style-name="T3">.</text:span></text:p>
        </text:list-item>
        <text:list-item>
          <text:p text:style-name="P9">Hold <text:span text:style-name="T15">8 to 12</text:span><text:span text:style-name="T40">°</text:span><text:span text:style-name="T13"> pitch</text:span> <text:span text:style-name="T18">(no more than 13</text:span><text:span text:style-name="T39">°</text:span><text:span text:style-name="T18"> or risk tailstrike).</text:span></text:p>
        </text:list-item>
        <text:list-item>
          <text:p text:style-name="P10">Gear up before <text:span text:style-name="T13">300 kts</text:span>.</text:p>
        </text:list-item>
      </text:list>
      <text:p text:style-name="P1"/>
      <text:p text:style-name="P5">Landing</text:p>
      <text:list xml:id="list652916616" text:style-name="L2">
        <text:list-item>
          <text:p text:style-name="P11">Don't land like a Hornet, <text:span text:style-name="T17">you need to flare!</text:span></text:p>
        </text:list-item>
        <text:list-item>
          <text:p text:style-name="P17"><text:span text:style-name="T23">S</text:span><text:span text:style-name="T22">peedbrake out, and keep it out for landing.</text:span></text:p>
        </text:list-item>
        <text:list-item>
          <text:p text:style-name="P18"><text:span text:style-name="T23">Under </text:span><text:span text:style-name="T30">300</text:span><text:span text:style-name="T29"> kts</text:span><text:span text:style-name="T23">, landing gear down</text:span><text:span text:style-name="T24">.</text:span></text:p>
        </text:list-item>
        <text:list-item>
          <text:p text:style-name="P12"><text:span text:style-name="T16">Establish approach AOA of 11</text:span><text:span text:style-name="T39">°</text:span><text:span text:style-name="T16">. <text:s/></text:span><text:span text:style-name="T13">Don't use pitch trim</text:span> to control AOA; adjust throttle instead and FLCS will take care of the trim. <text:s/><text:span text:style-name="T36">VV will usually be in the top half of the "[" AOA bracket (11-13</text:span><text:span text:style-name="T39">°</text:span><text:span text:style-name="T36">)</text:span>.</text:p>
        </text:list-item>
      </text:list>
      <text:list text:style-name="L3">
        <text:list-item>
          <text:list>
            <text:list-item>
              <text:p text:style-name="P21"><text:span text:style-name="T28">Max AOA is 13</text:span><text:span text:style-name="T35">°</text:span><text:span text:style-name="T28"> (middle of the "[" bracket).</text:span></text:p>
            </text:list-item>
          </text:list>
        </text:list-item>
      </text:list>
      <text:list xml:id="list619082192090" text:continue-list="list652916616" text:style-name="L2">
        <text:list-item>
          <text:p text:style-name="P13">Dashed line at -2.5<text:span text:style-name="T39">°</text:span> on HUD is glideslope, place that on the runway overrun area, <text:span text:style-name="T19">VV on end of runway.</text:span></text:p>
        </text:list-item>
        <text:list-item>
          <text:p text:style-name="P14">When over the runway overrun, throttle to idle, <text:span text:style-name="T14">flare gently</text:span><text:span text:style-name="T19"> (keeping VV just below horizon), touchdown at </text:span><text:span text:style-name="T37">no more than</text:span><text:span text:style-name="T19"> 13</text:span><text:span text:style-name="T39">°</text:span><text:span text:style-name="T19"> AOA </text:span><text:span text:style-name="T38">or risk tail strike</text:span><text:span text:style-name="T19">.</text:span></text:p>
        </text:list-item>
        <text:list-item>
          <text:p text:style-name="P15">Landing speed is around 155 kts.</text:p>
        </text:list-item>
        <text:list-item>
          <text:p text:style-name="P14">When main wheels touch, <text:span text:style-name="T37">hold </text:span>pitch up to 13<text:span text:style-name="T39">°</text:span> <text:span text:style-name="T38">max</text:span> for aerobraking.</text:p>
        </text:list-item>
        <text:list-item>
          <text:p text:style-name="P13"><text:span text:style-name="T13">Press and hold speedbrake extend button</text:span> to command max airbrakes mode.</text:p>
        </text:list-item>
        <text:list-item>
          <text:p text:style-name="P19"><text:span text:style-name="T25">A</text:span><text:span text:style-name="T26">round </text:span><text:span text:style-name="T25">100 kts, </text:span><text:span text:style-name="T26">allow</text:span><text:span text:style-name="T25"> the nose </text:span><text:span text:style-name="T26">to fall</text:span><text:span text:style-name="T25"> gently.</text:span><text:span text:style-name="T27"> <text:s/></text:span><text:span text:style-name="T25">A</text:span><text:span text:style-name="T27">pply brakes </text:span><text:span text:style-name="T25">as needed.</text:span></text:p>
        </text:list-item>
        <text:list-item>
          <text:p text:style-name="P20"><text:span text:style-name="T31">After stopping, </text:span><text:span text:style-name="T33">r</text:span><text:span text:style-name="T34">etract speedbrake</text:span><text:span text:style-name="T32">.</text:span></text:p>
        </text:list-item>
      </text:list>
      <text:p text:style-name="P3"/>
      <text:p text:style-name="P6">Air Refueling</text:p>
      <text:list text:style-name="L4">
        <text:list-item>
          <text:p text:style-name="P22"><text:span text:style-name="T1">Pilot Director Lights on the bottom of the tanker tell your position. <text:s/>The lights within the bars show </text:span><text:span text:style-name="T10">your position</text:span><text:span text:style-name="T1"> relative to the tanker and the refueling position. <text:s/>Fly opposite the direction of the lights to correct your position.</text:span></text:p>
        </text:list-item>
        <text:list-item>
          <text:p text:style-name="P24"><text:span text:style-name="T13">Left light</text:span> is <text:span text:style-name="T13">your vertical position</text:span>. <text:s/>If light is forward of center, you are too low and you need to go up. <text:s/>If light is aft of center, you are too high and you need to go down.</text:p>
        </text:list-item>
        <text:list-item>
          <text:p text:style-name="P24"><text:span text:style-name="T13">Right light</text:span> is <text:span text:style-name="T13">your horizontal position</text:span> (forward/aft). <text:s/>If light is forward of center, you are too far forward and need to go back. <text:s/>If light is aft of center, you are too far aft and need to go forw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1M56S</meta:editing-duration>
    <meta:editing-cycles>81</meta:editing-cycles>
    <meta:generator>LibreOffice/7.4.5.1$Windows_X86_64 LibreOffice_project/9c0871452b3918c1019dde9bfac75448afc4b57f</meta:generator>
    <dc:date>2023-02-26T00:06:18.339000000</dc:date>
    <meta:document-statistic meta:table-count="1" meta:image-count="0" meta:object-count="0" meta:page-count="1" meta:paragraph-count="30" meta:word-count="380" meta:character-count="1937" meta:non-whitespace-character-count="1598"/>
  </office:meta>
</office:document-meta>
</file>